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6900000469F2DB522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Standard">
      <style:paragraph-properties fo:break-before="page"/>
    </style:style>
    <style:style style:name="P42" style:family="paragraph" style:parent-style-name="List" style:list-style-name="L14"/>
    <style:style style:name="P43" style:family="paragraph" style:parent-style-name="List" style:list-style-name="L1">
      <style:paragraph-properties fo:margin-left="2.341cm" fo:margin-right="0cm" fo:text-indent="0cm" style:auto-text-indent="false"/>
    </style:style>
    <style:style style:name="P44" style:family="paragraph" style:parent-style-name="List" style:list-style-name="L11">
      <style:paragraph-properties fo:margin-left="2.341cm" fo:margin-right="0cm" fo:text-indent="0cm" style:auto-text-indent="false"/>
    </style:style>
    <style:style style:name="P45" style:family="paragraph" style:parent-style-name="List" style:list-style-name="L14">
      <style:paragraph-properties fo:margin-left="2.341cm" fo:margin-right="0cm" fo:text-indent="0cm" style:auto-text-indent="false"/>
    </style:style>
    <style:style style:name="P4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7" style:family="paragraph" style:parent-style-name="Table_20_Contents" style:list-style-name="L2"/>
    <style:style style:name="P48" style:family="paragraph" style:parent-style-name="Table_20_Contents" style:list-style-name="L3"/>
    <style:style style:name="P49" style:family="paragraph" style:parent-style-name="Table_20_Contents" style:list-style-name="L4"/>
    <style:style style:name="P50" style:family="paragraph" style:parent-style-name="Table_20_Contents" style:list-style-name="L5"/>
    <style:style style:name="P51" style:family="paragraph" style:parent-style-name="Table_20_Contents" style:list-style-name="L6"/>
    <style:style style:name="P52" style:family="paragraph" style:parent-style-name="Table_20_Contents" style:list-style-name="L7"/>
    <style:style style:name="P53" style:family="paragraph" style:parent-style-name="Table_20_Contents" style:list-style-name="L8"/>
    <style:style style:name="P54" style:family="paragraph" style:parent-style-name="Table_20_Contents" style:list-style-name="L9"/>
    <style:style style:name="P55" style:family="paragraph" style:parent-style-name="Table_20_Contents" style:list-style-name="L10"/>
    <style:style style:name="P56" style:family="paragraph" style:parent-style-name="Table_20_Contents" style:list-style-name="L12"/>
    <style:style style:name="P57" style:family="paragraph" style:parent-style-name="Table_20_Contents" style:list-style-name="L13"/>
    <style:style style:name="P58" style:family="paragraph" style:parent-style-name="Table_20_Contents" style:list-style-name="L15"/>
    <style:style style:name="P59" style:family="paragraph" style:parent-style-name="Table_20_Contents" style:list-style-name="L12">
      <style:text-properties fo:font-weight="normal" style:font-weight-asian="normal" style:font-weight-complex="normal"/>
    </style:style>
    <style:style style:name="P60" style:family="paragraph" style:parent-style-name="Table_20_Contents" style:list-style-name="L12">
      <style:paragraph-properties fo:margin-left="0.415cm" fo:margin-right="0.011cm" fo:text-indent="0cm" style:auto-text-indent="false"/>
    </style:style>
    <style:style style:name="P61" style:family="paragraph" style:parent-style-name="Table_20_Contents" style:list-style-name="L12">
      <style:paragraph-properties fo:margin-left="0.415cm" fo:margin-right="0.011cm" fo:text-indent="0cm" style:auto-text-indent="false">
        <style:tab-stops/>
      </style:paragraph-properties>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P66" style:family="paragraph" style:parent-style-name="Code">
      <style:text-properties style:font-name="Tahoma2" fo:font-size="11pt" fo:background-color="#ffff00" style:font-size-asian="11pt" style:font-size-complex="11pt"/>
    </style:style>
    <style:style style:name="P6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6"/>
      <text:p text:style-name="P6"/>
      <text:p text:style-name="P6"/>
      <text:p text:style-name="P6"/>
      <text:p text:style-name="P13"/>
      <text:p text:style-name="P15">Scalable OpenGroupware.org (SOGo)<text:line-break/> – Inverse Edition 1.2.2</text:p>
      <text:p text:style-name="P14">Installation and Configuration Guide</text:p>
      <text:p text:style-name="P6"/>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2 – April 2010</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Authenticating using C.A.S. <text:s text:c="2"/><text:tab/>18</text:p>
          <text:p text:style-name="P39">Database Configuration <text:s text:c="2"/><text:tab/>19</text:p>
          <text:p text:style-name="P39">Authentication using SQL <text:s text:c="2"/><text:tab/>20</text:p>
          <text:p text:style-name="P39">SMTP Server Configuration <text:s text:c="2"/><text:tab/>21</text:p>
          <text:p text:style-name="P39">IMAP Server Configuration <text:s text:c="2"/><text:tab/>22</text:p>
          <text:p text:style-name="P39">Web Interface Configuration <text:s text:c="2"/><text:tab/>23</text:p>
          <text:p text:style-name="P39">SOGo Configuration Summary <text:s text:c="2"/><text:tab/>25</text:p>
          <text:p text:style-name="P39">Apache Configuration <text:s text:c="2"/><text:tab/>28</text:p>
          <text:p text:style-name="P39">Starting Services <text:s text:c="2"/><text:tab/>28</text:p>
          <text:p text:style-name="P38"><text:soft-page-break/>Chapter 6<text:tab/>Managing User Accounts <text:s text:c="2"/><text:tab/>29</text:p>
          <text:p text:style-name="P39">Creating the SOGo Administrative Account <text:s text:c="2"/><text:tab/>29</text:p>
          <text:p text:style-name="P39">Creating a User Account <text:s text:c="2"/><text:tab/>29</text:p>
          <text:p text:style-name="P38">Chapter 7<text:tab/>Funambol <text:s text:c="2"/><text:tab/>31</text:p>
          <text:p text:style-name="P38">Chapter 8<text:tab/>Using SOGo <text:s text:c="2"/><text:tab/>34</text:p>
          <text:p text:style-name="P39">SOGo Web Interface <text:s text:c="2"/><text:tab/>34</text:p>
          <text:p text:style-name="P39">Mozilla Thunderbird and Lightning <text:s text:c="2"/><text:tab/>34</text:p>
          <text:p text:style-name="P39">Funambol / Mobile Devices <text:s text:c="2"/><text:tab/>35</text:p>
          <text:p text:style-name="P39">Apple iCal 3 or Apple iCal 4 <text:s text:c="2"/><text:tab/>36</text:p>
          <text:p text:style-name="P38">Chapter 9<text:tab/>Additional Information <text:s text:c="2"/><text:tab/>37</text:p>
          <text:p text:style-name="P38">Chapter 10<text:tab/>Commercial Support and Contact Information <text:s text:c="2"/><text:tab/>38</text:p>
        </text:index-body>
      </text:table-of-content>
      <text:p text:style-name="Standard"/>
      <text:h text:style-name="P6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3" text:outline-level="1">System Requirements</text:h>
      <text:h text:style-name="Heading_20_2" text:outline-level="2">Assumptions</text:h>
      <text:p text:style-name="Standard">SOGo reuses many components in an infrastructure. Thus, it requires the following <text:s/>:</text:p>
      <text:list xml:id="list1046468604" text:style-name="L1">
        <text:list-header>
          <text:p text:style-name="P43">❏<text:tab/>Database server (MySQL, PostgreSQL or Oracle)</text:p>
          <text:p text:style-name="P46">❏<text:tab/>LDAP server (OpenLDAP, Novell eDirectory, Microsoft Active Directory and others) </text:p>
          <text:p text:style-name="P43">❏<text:tab/>SMTP server (Postfix, Sendmail and others)</text:p>
          <text:p text:style-name="P4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21265015" text:style-name="L2">
              <text:list-header>
                <text:p text:style-name="P47">◾ Intel, AMD, or PowerPC CPU 1 GHz</text:p>
                <text:p text:style-name="P47">◾ 512 MB of RAM (without Funambol, 1 GB RAM otherwise)</text:p>
                <text:p text:style-name="P47">◾ 1 GB of disk space</text:p>
              </text:list-header>
            </text:list>
            <text:p text:style-name="Table_20_Contents"/>
            <text:p text:style-name="Table_20_Contents">Production</text:p>
            <text:list xml:id="list568377753" text:style-name="L3">
              <text:list-header>
                <text:p text:style-name="P48">◾ Intel, AMD or PowerPC CPU 3 GHz</text:p>
              </text:list-header>
            </text:list>
            <text:list xml:id="list1605057802" text:style-name="L4">
              <text:list-header>
                <text:p text:style-name="P49">◾ 2048 MB of RAM</text:p>
              </text:list-header>
            </text:list>
            <text:list xml:id="list482989948" text:style-name="L3">
              <text:list-header>
                <text:p text:style-name="P4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525416045" text:style-name="L5">
              <text:list-header>
                <text:p text:style-name="P50">◾ Intel, AMD, or PowerPC CPU 1.5 GHz</text:p>
              </text:list-header>
            </text:list>
            <text:list xml:id="list1999199206" text:style-name="L6">
              <text:list-header>
                <text:p text:style-name="P51">◾ 1024x768 monitor resolution</text:p>
              </text:list-header>
            </text:list>
            <text:list xml:id="list1745412041" text:style-name="L7">
              <text:list-header>
                <text:p text:style-name="P52">◾ 512 MB of RAM</text:p>
                <text:p text:style-name="P52">◾ 128 Kbps or higher network connection</text:p>
              </text:list-header>
            </text:list>
            <text:p text:style-name="Table_20_Contents"/>
            <text:p text:style-name="Table_20_Contents">Microsoft Windows</text:p>
            <text:list xml:id="list1579310153" text:style-name="L6">
              <text:list-header>
                <text:p text:style-name="P51">◾ Microsoft Windows XP SP2 or Vista</text:p>
              </text:list-header>
            </text:list>
            <text:p text:style-name="Table_20_Contents"/>
            <text:p text:style-name="Table_20_Contents">Apple Mac OS X</text:p>
            <text:list xml:id="list576756614" text:style-name="L8">
              <text:list-header>
                <text:p text:style-name="P53">◾ Apple Mac OS X 10.2 to 10.6</text:p>
              </text:list-header>
            </text:list>
            <text:p text:style-name="Table_20_Contents"/>
            <text:p text:style-name="Table_20_Contents">Linux</text:p>
            <text:list xml:id="list1719223242" text:style-name="L9">
              <text:list-header>
                <text:p text:style-name="P5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14151691" text:style-name="L10">
              <text:list-header>
                <text:p text:style-name="P55">◾ Palm OS based devices with Synthesis SyncML Client</text:p>
                <text:p text:style-name="P55">◾ Research In Motion (RIM) BlackBerry devices with Funambol client</text:p>
                <text:p text:style-name="P55">◾ Microsoft Windows Mobile PocketPC or SmartPhone with the Funambol client</text:p>
              </text:list-header>
            </text:list>
            <text:p text:style-name="Table_20_Contents"/>
            <text:list xml:id="list192721986" text:continue-numbering="true" text:style-name="L10">
              <text:list-header>
                <text:p text:style-name="P55">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1549560788" text:style-name="L11">
        <text:list-header>
          <text:p text:style-name="P44">❏<text:tab/>Red Hat Enterprise Linux (RHEL) 5.x Server</text:p>
          <text:p text:style-name="P44">❏<text:tab/>Community ENTerprise Operating System (CentOS) 5.x</text:p>
          <text:p text:style-name="P44">❏<text:tab/>Debian GNU/Linux 5.0.3 (Lenny)</text:p>
          <text:p text:style-name="P44">❏<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4" text:outline-level="2">General Preferences</text:h>
      <text:p text:style-name="P12">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text:soft-pag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7">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text:soft-page-break/>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356963878" text:style-name="L12">
              <text:list-header>
                <text:p text:style-name="P56">◾ YES – to send notifications</text:p>
                <text:p text:style-name="P56">◾ NO – to not send notifications</text:p>
                <text:p text:style-name="P56">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734007968" text:continue-numbering="true" text:style-name="L12">
              <text:list-header>
                <text:p text:style-name="P56">◾ Public</text:p>
                <text:p text:style-name="P56">◾ Confidential</text:p>
                <text:p text:style-name="P56">◾ Private</text:p>
                <text:p text:style-name="P56">And each string must end with one of those values:</text:p>
                <text:p text:style-name="P56">◾ Viewer</text:p>
                <text:p text:style-name="P56">◾ DAndTViewer</text:p>
                <text:p text:style-name="P56">◾ Modifier</text:p>
                <text:p text:style-name="P56">◾ Responder</text:p>
                <text:p text:style-name="P56">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text:soft-page-break/>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093017996" text:style-name="L13">
              <text:list-header>
                <text:p text:style-name="P57">◾ English</text:p>
                <text:p text:style-name="P57">◾ French</text:p>
                <text:p text:style-name="P57">◾ German</text:p>
                <text:p text:style-name="P57">◾ Hungarian</text:p>
                <text:p text:style-name="P57">◾ Italian</text:p>
                <text:p text:style-name="P57">◾ Russian</text:p>
                <text:p text:style-name="P57">◾ Spanish</text:p>
                <text:p text:style-name="P57">◾ Swedish</text:p>
                <text:p text:style-name="P57">◾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891270563" text:continue-list="list1734007968" text:style-name="L12">
              <text:list-header>
                <text:p text:style-name="P56">◾ YES – to send notifications</text:p>
                <text:p text:style-name="P56">◾ NO – to not send notifications</text:p>
                <text:p text:style-name="P56">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
      <text:p text:style-name="Standard"/>
      <text:h text:style-name="P65"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text:soft-page-break/>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text:soft-page-break/>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1">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text:soft-page-break/>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306144827" text:style-name="L14">
        <text:list-header>
          <text:p text:style-name="P45">❏<text:tab/>givenName</text:p>
          <text:p text:style-name="P45">❏<text:tab/>cn</text:p>
          <text:p text:style-name="P45">❏<text:tab/>mail</text:p>
          <text:p text:style-name="P45">❏<text:tab/>sn</text:p>
          <text:p text:style-name="P42"/>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text:soft-page-break/>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401075630" text:continue-list="list891270563" text:style-name="L12">
              <text:list-header>
                <text:p text:style-name="P60">◾ <text:span text:style-name="T6">c_uid</text:span> : will be used for authentication – it's a username or username@domain.tld</text:p>
                <text:p text:style-name="P60">◾ <text:span text:style-name="T6">c_name</text:span> : will be used to uniquely identify entries – which can be identical to c_uid </text:p>
                <text:p text:style-name="P60">◾ <text:span text:style-name="T6">c_password</text:span> : password of the user, plain text or md5 encoded </text:p>
                <text:p text:style-name="P60">◾ <text:span text:style-name="T6">c_cn</text:span> : the user's common name</text:p>
                <text:p text:style-name="P60">◾ <text:span text:style-name="T6">mail</text:span> : the user's email address</text:p>
                <text:p text:style-name="P61"/>
                <text:p text:style-name="P61">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oft-page-break/><text:s text:c="2"/>{</text:p>
      <text:p text:style-name="Code"><text:s text:c="4"/>type = sql;</text:p>
      <text:p text:style-name="Code"><text:s text:c="4"/>id = directory;</text:p>
      <text:p text:style-name="Code"><text:s text:c="4"/>viewURL = "postgresql://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41025765" text:style-name="L15">
              <text:list-header>
                <text:p text:style-name="P58"><text:span text:style-name="Code_20__28_inline_29_">◾ sendmail</text:span> – to use the sendmail binary</text:p>
                <text:p text:style-name="P58"><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66"/>
      <text:p text:style-name="P41">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6">◾ YES</text:p>
                <text:p text:style-name="P56">◾ NO</text:p>
                <text:p text:style-name="P59">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8">Parameter used to specify which RFC the IMAP server implements with respect to ACLs. Possible values are :</text:p>
                <text:p text:style-name="P5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6">◾ YES</text:p>
                <text:p text:style-name="P56">◾ NO</text:p>
                <text:p text:style-name="P56">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877404611" text:continue-numbering="true" text:style-name="L12">
              <text:list-header>
                <text:p text:style-name="P56">◾ YES</text:p>
                <text:p text:style-name="P56">◾ NO</text:p>
                <text:p text:style-name="P56">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158796942" text:continue-list="list317216539" text:style-name="L15">
              <text:list-header>
                <text:p text:style-name="P58"><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text:soft-page-break/>user. The parameter is an array that can contain the following numbers:</text:p>
            <text:list xml:id="list1984140049" text:continue-numbering="true" text:style-name="L15">
              <text:list-header>
                <text:p text:style-name="P58"><text:span text:style-name="Code_20__28_inline_29_">◾ 1</text:span></text:p>
                <text:p text:style-name="P58"><text:span text:style-name="Code_20__28_inline_29_">◾ 2</text:span></text:p>
                <text:p text:style-name="P58"><text:span text:style-name="Code_20__28_inline_29_">◾ 5</text:span></text:p>
                <text:p text:style-name="P58"><text:span text:style-name="Code_20__28_inline_29_">◾ 10</text:span></text:p>
                <text:p text:style-name="P58"><text:span text:style-name="Code_20__28_inline_29_">◾ 20</text:span></text:p>
                <text:p text:style-name="P58"><text:span text:style-name="Code_20__28_inline_29_">◾ 30</text:span></text:p>
                <text:p text:style-name="P58"><text:span text:style-name="Code_20__28_inline_29_">◾ 60</text:span></text:p>
                <text:p text:style-name="P58">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304480480" text:continue-numbering="true" text:style-name="L15">
              <text:list-header>
                <text:p text:style-name="P58"><text:span text:style-name="Code_20__28_inline_29_">◾ manually</text:span></text:p>
                <text:p text:style-name="P58"><text:span text:style-name="Code_20__28_inline_29_">◾ every_minute</text:span></text:p>
                <text:p text:style-name="P58"><text:span text:style-name="Code_20__28_inline_29_">◾ every_2_minutes</text:span></text:p>
                <text:p text:style-name="P58"><text:span text:style-name="Code_20__28_inline_29_">◾ every_5_minutes</text:span></text:p>
                <text:p text:style-name="P58"><text:span text:style-name="Code_20__28_inline_29_">◾ every_10_minutes</text:span></text:p>
                <text:p text:style-name="P58"><text:span text:style-name="Code_20__28_inline_29_">◾ every_20_minutes</text:span></text:p>
                <text:p text:style-name="P58"><text:span text:style-name="Code_20__28_inline_29_">◾ every_30_minutes</text:span></text:p>
                <text:p text:style-name="P5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9">date</text:span> command or the <text:span text:style-name="T9">strftime</text:span><text:span text:style-name="T8">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text:soft-pag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soft-page-break/><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soft-page-break/><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text:soft-page-break/>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19"/>
      <text:p text:style-name="Standard"><text:soft-page-break/>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text:soft-page-break/>&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ocalhost/SOGo/dav/jdoe/Contacts/personal/</text:a></text:p>
      <text:p text:style-name="List_20_1">❏<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3"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93</meta:editing-cycles>
    <meta:editing-duration>PT180H23M05S</meta:editing-duration>
    <dc:date>2010-04-21T13:02:46</dc:date>
    <dc:creator>Wolfgang Sourdeau</dc:creator>
    <meta:document-statistic meta:table-count="11" meta:image-count="4" meta:object-count="0" meta:page-count="41" meta:paragraph-count="859" meta:word-count="7263" meta:character-count="47474"/>
    <meta:user-defined meta:name="Info 1"/>
    <meta:user-defined meta:name="Info 2"/>
    <meta:user-defined meta:name="Info 3"/>
    <meta:user-defined meta:name="Info 4"/>
  </office:meta>
</office:document-meta>
</file>